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013cm" fo:margin-left="0cm" style:page-number="auto" table:align="left" fo:keep-with-next="always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P5" style:family="paragraph" style:parent-style-name="Standard" style:master-page-name="Standard">
      <style:paragraph-properties style:page-number="auto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text-properties style:font-name="Arial" fo:font-size="11pt" style:font-size-asian="11pt" style:font-size-complex="11pt"/>
    </style:style>
    <style:style style:name="P7" style:family="paragraph" style:parent-style-name="Standard" style:list-style-name="L2">
      <style:text-properties style:font-name="Arial" fo:font-size="11pt" style:font-size-asian="11pt" style:font-size-complex="11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fo:language="de" fo:country="AT"/>
    </style:style>
    <style:style style:name="T5" style:family="text">
      <style:text-properties fo:language="de" fo:country="AT" fo:font-weight="bold" style:font-weight-asian="bold"/>
    </style:style>
    <style:style style:name="T6" style:family="text">
      <style:text-properties fo:language="de" fo:country="AT" fo:font-weight="bold" style:font-weight-asian="bold" style:font-weight-complex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6">Teilnehmer:</text:span><text:span text:style-name="T4"> </text:span></text:p>
            <text:list xml:id="list4010991637388000707" text:style-name="L1">
              <text:list-item>
                <text:p text:style-name="P6"><text:span text:style-name="T4">Daniel Bersenkowitsch (Schreiber), </text:span><text:tab/><text:tab/> </text:p>
              </text:list-item>
              <text:list-item>
                <text:p text:style-name="P6">Andreas Denkmayr, <text:span text:style-name="T5"><text:tab/><text:tab/> </text:span></text:p>
              </text:list-item>
              <text:list-item>
                <text:p text:style-name="P6">Thomas Stütz</text:p>
              </text:list-item>
            </text:list>
          </table:table-cell>
        </table:table-row>
        <table:table-row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Dauer: </text:p>
          </table:table-cell>
        </table:table-row>
        <table:table-row>
          <table:table-cell table:style-name="Table1.A4" office:value-type="string">
            <text:p text:style-name="P2"><text:span text:style-name="T5">Menüpunkte</text:span><text:span text:style-name="T5">: </text:span></text:p>
            <text:list xml:id="list5967792921481709547" text:style-name="L2">
              <text:list-item>
                <text:p text:style-name="P7">Codereview</text:p>
              </text:list-item>
              <text:list-item>
                <text:p text:style-name="P7">Konzept zur Ausarbeitung eines Trainingsplans</text:p>
              </text:list-item>
              <text:list-item>
                <text:p text:style-name="P7"/>
              </text:list-item>
            </text:list>
          </table:table-cell>
        </table:table-row>
        <table:table-row>
          <table:table-cell table:style-name="Table1.A2" office:value-type="string">
            <text:p text:style-name="P3">Inhalt:</text:p>
            <text:p text:style-name="P2">Das neue Design der Applikation gefällt dem Betreuungslehrer.</text:p>
            <text:p text:style-name="P2">Codereview wurde gemacht.</text:p>
            <text:p text:style-name="P2"/>
            <text:p text:style-name="P2"/>
            <text:p text:style-name="P2">Nächste Iterationen:</text:p>
            <text:p text:style-name="P2">• Datenkonstrukt des Trainingsplans und mit dem Algorithmus beginnen zu coden.</text:p>
            <text:p text:style-name="P2">• Landscapemode bei Trainingssession konfigurieren.</text:p>
            <text:p text:style-name="P2">• Playlistmanagement</text:p>
            <text:p text:style-name="P2">• Paketdiagramm erstellen</text:p>
            <text:p text:style-name="P2">• Datenbank nur anfüllen wenn sie inkonsistent ist</text:p>
            <text:p text:style-name="P2"/>
            <text:p text:style-name="P2">Databinding nicht verwenden, da es keinen Verwendungszweck bei uns hat, Databinding verwendet man wenn sich Daten von Kontrollelementen zur Laufzeit verändern. Dies ist bei dieser Applikation nicht der Fall.</text:p>
            <text:p text:style-name="P2"/>
            <text:p text:style-name="P2"/>
            <text:p text:style-name="P2"/>
          </table:table-cell>
        </table:table-row>
        <table:table-row>
          <table:table-cell table:style-name="Table1.A2" office:value-type="string">
            <text:p text:style-name="P3">Bemerkungen und Kommentare:</text:p>
            <text:p text:style-name="P2"/>
          </table:table-cell>
        </table:table-row>
        <table:table-row>
          <table:table-cell table:style-name="Table1.A2" office:value-type="string">
            <text:p text:style-name="P3">Zusammenfassung: </text:p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cm 0.004cm 0.002cm" fo:padding="0cm" fo:border-left="none" fo:border-right="none" fo:border-top="none" fo:border-bottom="0.006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Sender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T1" style:family="text">
      <style:text-properties fo:font-size="18pt" fo:font-weight="bold" style:font-size-asian="18pt" style:font-weight-asian="bold" style:font-size-complex="18pt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iplomarbeitsbesprechung</text:span><text:tab/><text:tab/><text:span text:style-name="MT2">Protokoll vom 29.01.2016</text:span></text:p>
      </style:header>
      <style:footer>
        <text:p text:style-name="Footer"><text:tab/><text:tab/><text:span text:style-name="MT3"><text:page-number text:select-page="current">1</text:page-number></text:span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7:54:30.150000000</meta:creation-date>
    <dc:date>2016-03-18T13:06:28</dc:date>
    <meta:editing-duration>P1DT2H46M18S</meta:editing-duration>
    <meta:editing-cycles>16</meta:editing-cycles>
    <meta:generator>OpenOffice.org/3.4.1$Unix OpenOffice.org_project/341m1$Build-9593</meta:generator>
    <meta:document-statistic meta:table-count="1" meta:image-count="0" meta:object-count="0" meta:page-count="1" meta:paragraph-count="22" meta:word-count="102" meta:character-count="805"/>
  </office:meta>
</office:document-meta>
</file>